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4441in" svg:height="2.1224in" svg:x="10.6669in" svg:y="2.8449in">
            <draw:object draw:notify-on-update-of-ranges="Sheet1.B18:Sheet1.B28 Sheet1.I18:Sheet1.I28 Sheet1.K18:Sheet1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Sheet1.B3:Sheet1.B14 Sheet1.I3:Sheet1.I14 Sheet1.K3:Sheet1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Sheet1.B53:Sheet1.B74 Sheet1.I53:Sheet1.I74 Sheet1.K53:Sheet1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Sheet1.B32:Sheet1.B39 Sheet1.I32:Sheet1.I39 Sheet1.K32:Sheet1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Sheet1.B43:Sheet1.B49 Sheet1.I43:Sheet1.I49 Sheet1.K43:Sheet1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14.3146in" svg:height="8.0516in" svg:x="10.6669in" svg:y="13.5114in">
            <draw:object draw:notify-on-update-of-ranges="Sheet1.B78:Sheet1.B130 Sheet1.I78:Sheet1.I130 Sheet1.K78:Sheet1.K1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5:16:17.307211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7T16:14:06.637082382</dc:date>
    <meta:editing-duration>PT2H17M45S</meta:editing-duration>
    <meta:editing-cycles>25</meta:editing-cycles>
    <meta:generator>LibreOffice/4.2.8.2$Linux_X86_64 LibreOffice_project/420m0$Build-2</meta:generator>
    <meta:document-statistic meta:table-count="1" meta:cell-count="13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Sheet1.B53:Sheet1.B74 Sheet1.I53:Sheet1.I74 Sheet1.K53:Sheet1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Sheet1.B53:Sheet1.B74" chart:class="chart:line">
            <chart:data-point chart:repeated="22"/>
          </chart:series>
          <chart:series chart:attached-axis="primary-y" chart:style-name="ch7" chart:values-cell-range-address="Sheet1.I53:Sheet1.I74" chart:class="chart:line">
            <chart:data-point chart:repeated="22"/>
          </chart:series>
          <chart:series chart:attached-axis="primary-y" chart:style-name="ch8" chart:values-cell-range-address="Sheet1.K53:Sheet1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Sheet1.B53:Sheet1.B74</svg:desc>
                </draw:g>
              </table:table-cell>
              <table:table-cell office:value-type="float" office:value="0.803587213320262">
                <text:p>0.803587213320262</text:p>
                <draw:g>
                  <svg:desc>Sheet1.I53:Sheet1.I74</svg:desc>
                </draw:g>
              </table:table-cell>
              <table:table-cell office:value-type="float" office:value="0.706194740261575">
                <text:p>0.706194740261575</text:p>
                <draw:g>
                  <svg:desc>Sheet1.K53:Sheet1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Sheet1.B43:Sheet1.B49 Sheet1.I43:Sheet1.I49 Sheet1.K43:Sheet1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43:Sheet1.B49" chart:class="chart:line">
            <chart:data-point chart:repeated="7"/>
          </chart:series>
          <chart:series chart:style-name="ch6" chart:values-cell-range-address="Sheet1.I43:Sheet1.I49" chart:class="chart:line">
            <chart:data-point chart:repeated="7"/>
          </chart:series>
          <chart:series chart:style-name="ch7" chart:values-cell-range-address="Sheet1.K43:Sheet1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Sheet1.B43:Sheet1.B49</svg:desc>
                </draw:g>
              </table:table-cell>
              <table:table-cell office:value-type="float" office:value="0.627541543250163">
                <text:p>0.627541543250163</text:p>
                <draw:g>
                  <svg:desc>Sheet1.I43:Sheet1.I49</svg:desc>
                </draw:g>
              </table:table-cell>
              <table:table-cell office:value-type="float" office:value="0.650478426882972">
                <text:p>0.650478426882972</text:p>
                <draw:g>
                  <svg:desc>Sheet1.K43:Sheet1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Sheet1.B32:Sheet1.B39 Sheet1.I32:Sheet1.I39 Sheet1.K32:Sheet1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2:Sheet1.B39" chart:class="chart:line">
            <chart:data-point chart:repeated="8"/>
          </chart:series>
          <chart:series chart:style-name="ch6" chart:values-cell-range-address="Sheet1.I32:Sheet1.I39" chart:class="chart:line">
            <chart:data-point chart:repeated="8"/>
          </chart:series>
          <chart:series chart:style-name="ch7" chart:values-cell-range-address="Sheet1.K32:Sheet1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Sheet1.B32:Sheet1.B39</svg:desc>
                </draw:g>
              </table:table-cell>
              <table:table-cell office:value-type="float" office:value="0.531468234143645">
                <text:p>0.531468234143645</text:p>
                <draw:g>
                  <svg:desc>Sheet1.I32:Sheet1.I39</svg:desc>
                </draw:g>
              </table:table-cell>
              <table:table-cell office:value-type="float" office:value="0.359403246848932">
                <text:p>0.359403246848932</text:p>
                <draw:g>
                  <svg:desc>Sheet1.K32:Sheet1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Sheet1.B18:Sheet1.B28 Sheet1.I18:Sheet1.I28 Sheet1.K18:Sheet1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8:Sheet1.B28" chart:class="chart:line">
            <chart:data-point chart:repeated="11"/>
          </chart:series>
          <chart:series chart:style-name="ch6" chart:values-cell-range-address="Sheet1.I18:Sheet1.I28" chart:class="chart:line">
            <chart:data-point chart:repeated="11"/>
          </chart:series>
          <chart:series chart:style-name="ch7" chart:values-cell-range-address="Sheet1.K18:Sheet1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Sheet1.B18:Sheet1.B28</svg:desc>
                </draw:g>
              </table:table-cell>
              <table:table-cell office:value-type="float" office:value="0.725884308558902">
                <text:p>0.725884308558902</text:p>
                <draw:g>
                  <svg:desc>Sheet1.I18:Sheet1.I28</svg:desc>
                </draw:g>
              </table:table-cell>
              <table:table-cell office:value-type="float" office:value="0.720715526374585">
                <text:p>0.720715526374585</text:p>
                <draw:g>
                  <svg:desc>Sheet1.K18:Sheet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Sheet1.B3:Sheet1.B14 Sheet1.I3:Sheet1.I14 Sheet1.K3:Sheet1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14" chart:class="chart:line">
            <chart:data-point chart:repeated="12"/>
          </chart:series>
          <chart:series chart:style-name="ch6" chart:values-cell-range-address="Sheet1.I3:Sheet1.I14" chart:class="chart:line">
            <chart:data-point chart:repeated="12"/>
          </chart:series>
          <chart:series chart:style-name="ch7" chart:values-cell-range-address="Sheet1.K3:Sheet1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3:Sheet1.B14</svg:desc>
                </draw:g>
              </table:table-cell>
              <table:table-cell office:value-type="float" office:value="0.50478536526269">
                <text:p>0.50478536526269</text:p>
                <draw:g>
                  <svg:desc>Sheet1.I3:Sheet1.I14</svg:desc>
                </draw:g>
              </table:table-cell>
              <table:table-cell office:value-type="float" office:value="0.455863313943947">
                <text:p>0.455863313943947</text:p>
                <draw:g>
                  <svg:desc>Sheet1.K3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6cm" svg:height="20.452cm" xlink:href=".." xlink:type="simple" chart:class="chart:line" chart:style-name="ch1">
        <chart:plot-area chart:style-name="ch2" table:cell-range-address="Sheet1.B78:Sheet1.B130 Sheet1.I78:Sheet1.I130 Sheet1.K78:Sheet1.K130" svg:x="0.727cm" svg:y="0.409cm" svg:width="34.906cm" svg:height="19.634cm">
          <chartooo:coordinate-region svg:x="1.454cm" svg:y="0.608cm" svg:width="33.992cm" svg:height="18.7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78:Sheet1.B130" chart:class="chart:line">
            <chart:data-point chart:repeated="53"/>
          </chart:series>
          <chart:series chart:style-name="ch6" chart:values-cell-range-address="Sheet1.I78:Sheet1.I130" chart:class="chart:line">
            <chart:data-point chart:repeated="53"/>
          </chart:series>
          <chart:series chart:style-name="ch7" chart:values-cell-range-address="Sheet1.K78:Sheet1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Sheet1.B78:Sheet1.B130</svg:desc>
                </draw:g>
              </table:table-cell>
              <table:table-cell office:value-type="float" office:value="0.744895602881256">
                <text:p>0.744895602881256</text:p>
                <draw:g>
                  <svg:desc>Sheet1.I78:Sheet1.I130</svg:desc>
                </draw:g>
              </table:table-cell>
              <table:table-cell office:value-type="float" office:value="0.633240035968034">
                <text:p>0.633240035968034</text:p>
                <draw:g>
                  <svg:desc>Sheet1.K78:Sheet1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